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language="da" fo:country="DK" style:font-size-asian="11pt"/>
    </style:style>
    <style:style style:name="P2" style:family="paragraph" style:parent-style-name="Standard">
      <style:text-properties fo:color="#000000" style:font-name="Consolas" fo:font-size="10pt" fo:language="da" fo:country="DK" fo:font-style="normal" style:text-underline-style="none" fo:font-weight="normal" style:font-size-asian="10pt" style:font-style-asian="normal" style:font-weight-asian="normal"/>
    </style:style>
    <style:style style:name="P3" style:family="paragraph" style:parent-style-name="Standard">
      <style:text-properties fo:color="#000000" style:font-name="Courier New" fo:font-size="11pt" fo:language="da" fo:country="DK" fo:font-style="normal" style:text-underline-style="none" fo:font-weight="normal" style:font-size-asian="11pt" style:font-style-asian="normal" style:font-weight-asian="normal"/>
    </style:style>
    <style:style style:name="P4" style:family="paragraph" style:parent-style-name="Standard">
      <style:text-properties officeooo:rsid="0017954a" officeooo:paragraph-rsid="0017954a"/>
    </style:style>
    <style:style style:name="T1" style:family="text">
      <style:text-properties style:font-name="Courier New" fo:font-size="11pt" fo:language="da" fo:country="DK" style:font-size-asian="11pt"/>
    </style:style>
    <style:style style:name="T2" style:family="text">
      <style:text-properties fo:language="da" fo:country="DK"/>
    </style:style>
    <style:style style:name="T3" style:family="text">
      <style:text-properties fo:color="#3f7f5f" style:font-name="Consolas" fo:font-size="10pt" fo:language="da" fo:country="DK" style:font-size-asian="10pt"/>
    </style:style>
    <style:style style:name="T4" style:family="text">
      <style:text-properties fo:color="#3f7f5f" style:font-name="Consolas" fo:font-size="10pt" fo:language="da" fo:country="DK" fo:font-style="normal" style:text-underline-style="none" fo:font-weight="normal" style:font-size-asian="10pt" style:font-style-asian="normal" style:font-weight-asian="normal"/>
    </style:style>
    <style:style style:name="T5" style:family="text">
      <style:text-properties fo:color="#3f7f5f" style:font-name="Consolas" fo:font-size="10pt" fo:language="da" fo:country="DK" fo:font-style="normal" style:text-underline-style="solid" style:text-underline-width="auto" style:text-underline-color="font-color" fo:font-weight="normal" style:font-size-asian="10pt" style:font-style-asian="normal" style:font-weight-asian="normal"/>
    </style:style>
    <style:style style:name="T6" style:family="text">
      <style:text-properties fo:color="#7f0055" style:font-name="Consolas" fo:font-size="10pt" fo:language="da" fo:country="DK" fo:font-weight="bold" style:font-size-asian="10pt" style:font-weight-asian="bold"/>
    </style:style>
    <style:style style:name="T7" style:family="text">
      <style:text-properties fo:color="#7f0055" style:font-name="Consolas" fo:font-size="10pt" fo:language="da" fo:country="DK" style:text-underline-style="none" fo:font-weight="bold" style:font-size-asian="10pt" style:font-weight-asian="bold"/>
    </style:style>
    <style:style style:name="T8" style:family="text">
      <style:text-properties fo:color="#7f0055" style:font-name="Consolas" fo:font-size="10pt" fo:language="da" fo:country="DK" fo:font-style="normal" style:text-underline-style="none" fo:font-weight="bold" style:font-size-asian="10pt" style:font-style-asian="normal" style:font-weight-asian="bold"/>
    </style:style>
    <style:style style:name="T9" style:family="text">
      <style:text-properties fo:color="#000000" style:font-name="Consolas" fo:font-size="10pt" fo:language="da" fo:country="DK" fo:font-weight="normal" style:font-size-asian="10pt" style:font-weight-asian="normal"/>
    </style:style>
    <style:style style:name="T10" style:family="text">
      <style:text-properties fo:color="#000000" style:font-name="Consolas" fo:font-size="10pt" fo:language="da" fo:country="DK" style:text-underline-style="none" fo:font-weight="normal" style:font-size-asian="10pt" style:font-weight-asian="normal"/>
    </style:style>
    <style:style style:name="T11" style:family="text">
      <style:text-properties fo:color="#000000" style:font-name="Consolas" fo:font-size="10pt" fo:language="da" fo:country="DK" fo:font-style="italic" style:text-underline-style="none" fo:font-weight="normal" style:font-size-asian="10pt" style:font-style-asian="italic" style:font-weight-asian="normal"/>
    </style:style>
    <style:style style:name="T12" style:family="text">
      <style:text-properties fo:color="#000000" style:font-name="Consolas" fo:font-size="10pt" fo:language="da" fo:country="DK" fo:font-style="normal" style:text-underline-style="none" fo:font-weight="normal" style:font-size-asian="10pt" style:font-style-asian="normal" style:font-weight-asian="normal"/>
    </style:style>
    <style:style style:name="T13" style:family="text">
      <style:text-properties fo:color="#000000" style:font-name="Courier New" fo:font-size="11pt" fo:language="da" fo:country="DK" fo:font-style="normal" style:text-underline-style="none" fo:font-weight="normal" style:font-size-asian="11pt" style:font-style-asian="normal" style:font-weight-asian="normal"/>
    </style:style>
    <style:style style:name="T14" style:family="text">
      <style:text-properties fo:color="#6a3e3e" style:font-name="Consolas" fo:font-size="10pt" fo:language="da" fo:country="DK" fo:font-weight="normal" style:font-size-asian="10pt" style:font-weight-asian="normal"/>
    </style:style>
    <style:style style:name="T15" style:family="text">
      <style:text-properties fo:color="#6a3e3e" style:font-name="Consolas" fo:font-size="10pt" fo:language="da" fo:country="DK" style:text-underline-style="solid" style:text-underline-width="auto" style:text-underline-color="font-color" fo:font-weight="normal" style:font-size-asian="10pt" style:font-weight-asian="normal"/>
    </style:style>
    <style:style style:name="T16" style:family="text">
      <style:text-properties fo:color="#6a3e3e" style:font-name="Consolas" fo:font-size="10pt" fo:language="da" fo:country="DK" style:text-underline-style="none" fo:font-weight="normal" style:font-size-asian="10pt" style:font-weight-asian="normal"/>
    </style:style>
    <style:style style:name="T17" style:family="text">
      <style:text-properties fo:color="#6a3e3e" style:font-name="Consolas" fo:font-size="10pt" fo:language="da" fo:country="DK" fo:font-style="normal" style:text-underline-style="none" fo:font-weight="normal" style:font-size-asian="10pt" style:font-style-asian="normal" style:font-weight-asian="normal"/>
    </style:style>
    <style:style style:name="T18" style:family="text">
      <style:text-properties fo:color="#2a00ff" style:font-name="Consolas" fo:font-size="10pt" fo:language="da" fo:country="DK" fo:font-style="normal" style:text-underline-style="none" fo:font-weight="normal" style:font-size-asian="10pt" style:font-style-asian="normal" style:font-weight-asian="normal"/>
    </style:style>
    <style:style style:name="T19" style:family="text">
      <style:text-properties fo:color="#7f9fbf" style:font-name="Consolas" fo:font-size="10pt" fo:language="da" fo:country="DK" fo:font-style="normal" style:text-underline-style="none" fo:font-weight="bold" style:font-size-asian="10pt" style:font-style-asian="normal" style:font-weight-asian="bold"/>
    </style:style>
    <style:style style:name="T20" style:family="text">
      <style:text-properties fo:color="#0000c0" style:font-name="Consolas" fo:font-size="10pt" fo:language="da" fo:country="DK" fo:font-style="italic" style:text-underline-style="none" fo:font-weight="bold" style:font-size-asian="10pt"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EXERCISE 8</text:span></text:p>
      <text:p text:style-name="P1"/>
      <text:p text:style-name="Standard"><text:span text:style-name="T1">8.1.1 TO DO</text:span></text:p>
      <text:p text:style-name="P1"/>
      <text:p text:style-name="Standard"><text:span text:style-name="T1">Yes, my implementation of StripedWriteMap passes all tests :)</text:span></text:p>
      <text:p text:style-name="P1"/>
      <text:p text:style-name="Standard"><text:span text:style-name="T1">The current version of testMap() touches upon all methods in the Striped Map implementation, but it does not cover all of the potential branches in remove method. Only the branch that removes an item from the <text:s text:c="2"/></text:span></text:p>
      <text:p text:style-name="P1"/>
      <text:p text:style-name="Standard"><text:span text:style-name="T1">This means that none of the following outcomes are tested: </text:span></text:p>
      <text:p text:style-name="Standard"><text:span text:style-name="T1">The item to remove is the first item in the bucket</text:span></text:p>
      <text:p text:style-name="Standard"><text:span text:style-name="T1">The item referenced by the remove method does not exist - and the bucket is current empty.</text:span></text:p>
      <text:p text:style-name="Standard"><text:span text:style-name="T1">The item referenced by the remove method does not exist, but the bucket contains other items with different keys. </text:span></text:p>
      <text:p text:style-name="P1"/>
      <text:p text:style-name="P1"/>
      <text:p text:style-name="Standard"><text:span text:style-name="T1">I have added the following tests to testMap() in order to address these deficiencies.</text:span></text:p>
      <text:p text:style-name="P1"/>
      <text:p text:style-name="Standard"><text:span text:style-name="T1">assert map.remove(111) == null; //try to remove from bucket with no items</text:span></text:p>
      <text:p text:style-name="Standard"><text:span text:style-name="T1">assert map.remove(217).equals("E"); //try to remove first item in bucket</text:span></text:p>
      <text:p text:style-name="Standard"><text:span text:style-name="T1">assert map.put(317, "Z") == null;</text:span></text:p>
      <text:p text:style-name="Standard"><text:span text:style-name="T1">assert map.remove(417) == null; //try to remove item with unknown key from bucket with items</text:span></text:p>
      <text:p text:style-name="Standard"><text:span text:style-name="T1"><text:s text:c="3"/></text:span></text:p>
      <text:p text:style-name="P1"/>
      <text:p text:style-name="Standard"><text:span text:style-name="T1">All implementations of Striped Map still pass the sequential test.</text:span></text:p>
      <text:p text:style-name="P1"/>
      <text:p text:style-name="P1"/>
      <text:p text:style-name="Standard"><text:span text:style-name="T1">8.1.2</text:span></text:p>
      <text:p text:style-name="P1"/>
      <text:p text:style-name="Standard"><text:span text:style-name="T1">For implementation of test method functionalTestOfMap() see code excert below or TestStripedMap.java (l. 179) <text:s/></text:span></text:p>
      <text:p text:style-name="P1"/>
      <text:p text:style-name="Standard"><text:span text:style-name="T1">TEST INVARIANT: The accumulated result of all threads operations on the map should be equal to the size of the final map.</text:span></text:p>
      <text:p text:style-name="P1"/>
      <text:p text:style-name="Standard"><text:span text:style-name="T1">When I run the test on StripedWriteMap, the result returned is not equal to the expected result (the size of the map).</text:span></text:p>
      <text:p text:style-name="P1"/>
      <text:p text:style-name="Standard"><text:span text:style-name="T1">The question is now whether it is my implementation of the map or my test code that is fault?</text:span></text:p>
      <text:p text:style-name="P1"/>
      <text:p text:style-name="Standard"><text:span text:style-name="T1">I run the test on the other 3 implementations of the map and can on that basis conclude that the test result here is as expected - count returns the size of the map. </text:span></text:p>
      <text:p text:style-name="P1"/>
      <text:p text:style-name="Standard"><text:span text:style-name="T1">This leads me to conclude, that there must be a bug in my implementation of StripedWriteMap :( <text:s/></text:span></text:p>
      <text:p text:style-name="P1"/>
      <text:p text:style-name="Standard"><text:span text:style-name="T1">//EXERCISE 8.1.2</text:span></text:p>
      <text:p text:style-name="Standard"><text:span text:style-name="T3">//EXERCISE 8.1.2</text:span></text:p>
      <text:p text:style-name="Standard"><text:span text:style-name="T6">public</text:span><text:span text:style-name="T9"> </text:span><text:span text:style-name="T6">static</text:span><text:span text:style-name="T9"> </text:span><text:span text:style-name="T6">void</text:span><text:span text:style-name="T9"> functionalTestOfMap() {</text:span></text:p>
      <text:p text:style-name="Standard"><text:span text:style-name="T9"><text:tab/>OurMap&lt;Integer, String&gt; </text:span><text:span text:style-name="T14">test3</text:span><text:span text:style-name="T9"> = </text:span><text:span text:style-name="T6">new</text:span><text:span text:style-name="T9"> WrapConcurrentHashMap&lt;Integer,String&gt;();</text:span></text:p>
      <text:p text:style-name="Standard"><text:span text:style-name="T9"><text:tab/>OurMap&lt;Integer, String&gt; </text:span><text:span text:style-name="T15">test2</text:span><text:span text:style-name="T10"> = </text:span><text:span text:style-name="T7">new</text:span><text:span text:style-name="T10"> SynchronizedMap&lt;Integer, String&gt;(77);</text:span></text:p>
      <text:p text:style-name="Standard"><text:span text:style-name="T10"><text:tab/>OurMap&lt;Integer, String&gt; </text:span><text:span text:style-name="T15">test1</text:span><text:span text:style-name="T10"> = </text:span><text:span text:style-name="T7">new</text:span><text:span text:style-name="T10"> StripedMap&lt;Integer, String&gt;(77, 7);</text:span></text:p>
      <text:p text:style-name="Standard"><text:soft-page-break/><text:span text:style-name="T10"><text:tab/>OurMap&lt;Integer, String&gt; </text:span><text:span text:style-name="T15">test</text:span><text:span text:style-name="T10"> = </text:span><text:span text:style-name="T7">new</text:span><text:span text:style-name="T10"> StripedWriteMap&lt;Integer, String&gt;(77, 7);</text:span></text:p>
      <text:p text:style-name="Standard"><text:span text:style-name="T10"><text:tab/>OurMap&lt;Integer, String&gt; </text:span><text:span text:style-name="T16">UUT</text:span><text:span text:style-name="T10"> = </text:span><text:span text:style-name="T16">test3</text:span><text:span text:style-name="T10">; </text:span></text:p>
      <text:p text:style-name="Standard"><text:span text:style-name="T10"><text:tab/></text:span></text:p>
      <text:p text:style-name="Standard"><text:span text:style-name="T10"><text:tab/></text:span></text:p>
      <text:p text:style-name="Standard"><text:span text:style-name="T10"><text:tab/></text:span><text:span text:style-name="T7">final</text:span><text:span text:style-name="T10"> </text:span><text:span text:style-name="T7">int</text:span><text:span text:style-name="T10"> </text:span><text:span text:style-name="T16">threadCount</text:span><text:span text:style-name="T10"> = 16;</text:span></text:p>
      <text:p text:style-name="Standard"><text:span text:style-name="T10"><text:tab/>ExecutorService </text:span><text:span text:style-name="T16">executorService</text:span><text:span text:style-name="T10"> = Executors.</text:span><text:span text:style-name="T11">newFixedThreadPool</text:span><text:span text:style-name="T12">(</text:span><text:span text:style-name="T17">threadCount</text:span><text:span text:style-name="T12">);</text:span></text:p>
      <text:p text:style-name="Standard"><text:span text:style-name="T12"><text:tab/></text:span><text:span text:style-name="T8">final</text:span><text:span text:style-name="T12"> CyclicBarrier </text:span><text:span text:style-name="T17">barrier</text:span><text:span text:style-name="T12"> = </text:span><text:span text:style-name="T8">new</text:span><text:span text:style-name="T12"> CyclicBarrier(</text:span><text:span text:style-name="T17">threadCount</text:span><text:span text:style-name="T12"> + 1);</text:span></text:p>
      <text:p text:style-name="Standard"><text:span text:style-name="T12"><text:tab/></text:span><text:span text:style-name="T4">//AtomicInteger counter = new AtomicInteger(0);</text:span></text:p>
      <text:p text:style-name="Standard"><text:span text:style-name="T12"><text:tab/>AtomicIntegerArray </text:span><text:span text:style-name="T17">count</text:span><text:span text:style-name="T12"> = </text:span><text:span text:style-name="T8">new</text:span><text:span text:style-name="T12"> AtomicIntegerArray(</text:span><text:span text:style-name="T17">threadCount</text:span><text:span text:style-name="T12">);</text:span></text:p>
      <text:p text:style-name="Standard"><text:span text:style-name="T12"><text:tab/></text:span></text:p>
      <text:p text:style-name="Standard"><text:span text:style-name="T12"><text:tab/></text:span><text:span text:style-name="T8">for</text:span><text:span text:style-name="T12">(</text:span><text:span text:style-name="T8">int</text:span><text:span text:style-name="T12"> </text:span><text:span text:style-name="T17">i</text:span><text:span text:style-name="T12"> = 0; </text:span><text:span text:style-name="T17">i</text:span><text:span text:style-name="T12"> &lt; </text:span><text:span text:style-name="T17">threadCount</text:span><text:span text:style-name="T12">; </text:span><text:span text:style-name="T17">i</text:span><text:span text:style-name="T12">++) {</text:span></text:p>
      <text:p text:style-name="Standard"><text:span text:style-name="T12"><text:tab/><text:tab/></text:span><text:span text:style-name="T8">final</text:span><text:span text:style-name="T12"> </text:span><text:span text:style-name="T8">int</text:span><text:span text:style-name="T12"> </text:span><text:span text:style-name="T17">l</text:span><text:span text:style-name="T12"> = </text:span><text:span text:style-name="T17">i</text:span><text:span text:style-name="T12">;</text:span></text:p>
      <text:p text:style-name="Standard"><text:span text:style-name="T12"><text:tab/><text:tab/></text:span><text:span text:style-name="T17">executorService</text:span><text:span text:style-name="T12">.execute(</text:span><text:span text:style-name="T8">new</text:span><text:span text:style-name="T12"> Runnable() {</text:span></text:p>
      <text:p text:style-name="Standard"><text:span text:style-name="T12"><text:tab/><text:tab/> <text:s text:c="3"/></text:span><text:span text:style-name="T8">public</text:span><text:span text:style-name="T12"> </text:span><text:span text:style-name="T8">void</text:span><text:span text:style-name="T12"> run() {</text:span></text:p>
      <text:p text:style-name="Standard"><text:span text:style-name="T12"><text:tab/><text:tab/> <text:s text:c="3"/><text:tab/></text:span><text:span text:style-name="T8">try</text:span><text:span text:style-name="T12"> {</text:span></text:p>
      <text:p text:style-name="Standard"><text:span text:style-name="T12"><text:tab/><text:tab/> <text:s text:c="3"/><text:tab/></text:span><text:span text:style-name="T4">//Threads wait until all ready</text:span></text:p>
      <text:p text:style-name="Standard"><text:span text:style-name="T12"><text:tab/><text:tab/> <text:s text:c="3"/><text:tab/></text:span><text:span text:style-name="T17">barrier</text:span><text:span text:style-name="T12">.await();</text:span></text:p>
      <text:p text:style-name="Standard"><text:span text:style-name="T12"><text:tab/><text:tab/><text:tab/></text:span><text:span text:style-name="T4">//Every thread has own instance of randomizer to avoid <text:tab/><text:tab/><text:tab/><text:tab/>synchronizing access to random, influencing tests...</text:span></text:p>
      <text:p text:style-name="Standard"><text:span text:style-name="T12"><text:tab/><text:tab/><text:tab/>Random </text:span><text:span text:style-name="T17">rand</text:span><text:span text:style-name="T12"> = </text:span><text:span text:style-name="T8">new</text:span><text:span text:style-name="T12"> Random();</text:span></text:p>
      <text:p text:style-name="Standard"><text:span text:style-name="T12"><text:tab/><text:tab/><text:tab/></text:span><text:span text:style-name="T4">// Run test 1000 times</text:span></text:p>
      <text:p text:style-name="Standard"><text:span text:style-name="T12"><text:tab/><text:tab/><text:tab/></text:span><text:span text:style-name="T8">for</text:span><text:span text:style-name="T12"> (</text:span><text:span text:style-name="T8">int</text:span><text:span text:style-name="T12"> </text:span><text:span text:style-name="T17">j</text:span><text:span text:style-name="T12"> = 0; </text:span><text:span text:style-name="T17">j</text:span><text:span text:style-name="T12"> &lt; 1000; </text:span><text:span text:style-name="T17">j</text:span><text:span text:style-name="T12">++) {</text:span></text:p>
      <text:p text:style-name="Standard"><text:span text:style-name="T12"><text:tab/><text:tab/><text:tab/><text:tab/></text:span><text:span text:style-name="T8">int</text:span><text:span text:style-name="T12"> </text:span><text:span text:style-name="T17">key</text:span><text:span text:style-name="T12"> = </text:span><text:span text:style-name="T17">rand</text:span><text:span text:style-name="T12">.nextInt(100);</text:span></text:p>
      <text:p text:style-name="Standard"><text:span text:style-name="T12"><text:tab/><text:tab/><text:tab/> <text:s text:c="3"/><text:tab/></text:span><text:span text:style-name="T4">//add thread no as first value</text:span></text:p>
      <text:p text:style-name="Standard"><text:span text:style-name="T12"><text:tab/><text:tab/><text:tab/> <text:s text:c="3"/><text:tab/>String </text:span><text:span text:style-name="T17">val</text:span><text:span text:style-name="T12"> = </text:span><text:span text:style-name="T17">l</text:span><text:span text:style-name="T12"> + </text:span><text:span text:style-name="T18">" : "</text:span><text:span text:style-name="T12"> + Integer.</text:span><text:span text:style-name="T11">toString</text:span><text:span text:style-name="T12">(</text:span><text:span text:style-name="T17">key</text:span><text:span text:style-name="T12">);</text:span></text:p>
      <text:p text:style-name="Standard"><text:span text:style-name="T12"><text:tab/><text:tab/><text:tab/> <text:s text:c="3"/><text:tab/>String </text:span><text:span text:style-name="T17">put</text:span><text:span text:style-name="T12"> = </text:span><text:span text:style-name="T17">UUT</text:span><text:span text:style-name="T12">.put(</text:span><text:span text:style-name="T17">key</text:span><text:span text:style-name="T12">,</text:span><text:span text:style-name="T17">val</text:span><text:span text:style-name="T12">);</text:span></text:p>
      <text:p text:style-name="Standard"><text:span text:style-name="T12"><text:tab/><text:tab/><text:tab/> <text:s text:c="3"/><text:tab/></text:span><text:span text:style-name="T8">if</text:span><text:span text:style-name="T12"> (</text:span><text:span text:style-name="T17">put</text:span><text:span text:style-name="T12"> == </text:span><text:span text:style-name="T8">null</text:span><text:span text:style-name="T12">) { </text:span><text:span text:style-name="T4">//only count as extra if put is <text:tab/><text:tab/><text:tab/><text:tab/><text:tab/><text:tab/><text:tab/><text:tab/>adding new key/</text:span><text:span text:style-name="T5">val</text:span></text:p>
      <text:p text:style-name="Standard"><text:span text:style-name="T12"><text:tab/><text:tab/><text:tab/> <text:s text:c="3"/><text:tab/><text:tab/></text:span><text:span text:style-name="T17">count</text:span><text:span text:style-name="T12">.getAndIncrement(</text:span><text:span text:style-name="T17">l</text:span><text:span text:style-name="T12">);</text:span></text:p>
      <text:p text:style-name="Standard"><text:span text:style-name="T12"><text:tab/><text:tab/><text:tab/> <text:s text:c="3"/><text:tab/>}</text:span></text:p>
      <text:p text:style-name="Standard"><text:span text:style-name="T12"><text:tab/><text:tab/><text:tab/> <text:s text:c="3"/><text:tab/></text:span><text:span text:style-name="T8">if</text:span><text:span text:style-name="T12"> (</text:span><text:span text:style-name="T17">put</text:span><text:span text:style-name="T12"> != </text:span><text:span text:style-name="T8">null</text:span><text:span text:style-name="T12">) {</text:span></text:p>
      <text:p text:style-name="Standard"><text:span text:style-name="T12"><text:tab/><text:tab/><text:tab/> <text:s text:c="3"/><text:tab/></text:span><text:span text:style-name="T4">//if original put was made by other thread, remove <text:tab/><text:tab/><text:tab/><text:tab/><text:tab/>count from this thread</text:span></text:p>
      <text:p text:style-name="Standard"><text:span text:style-name="T12"><text:tab/><text:tab/><text:tab/> <text:s text:c="3"/><text:tab/><text:tab/>String </text:span><text:span text:style-name="T17">all</text:span><text:span text:style-name="T12">[] = </text:span><text:span text:style-name="T17">put</text:span><text:span text:style-name="T12">.split(</text:span><text:span text:style-name="T18">"\\s+"</text:span><text:span text:style-name="T12">);</text:span></text:p>
      <text:p text:style-name="Standard"><text:span text:style-name="T12"><text:tab/><text:tab/><text:tab/> <text:s text:c="3"/><text:tab/><text:tab/></text:span><text:span text:style-name="T17">count</text:span><text:span text:style-name="T12">.getAndDecrement(Integer.</text:span></text:p>
      <text:p text:style-name="Standard"><text:span text:style-name="T11"><text:tab/><text:tab/><text:tab/><text:tab/><text:tab/>valueOf</text:span><text:span text:style-name="T12">(</text:span><text:span text:style-name="T17">all</text:span><text:span text:style-name="T12">[0]));</text:span></text:p>
      <text:p text:style-name="Standard"><text:span text:style-name="T12"><text:tab/><text:tab/><text:tab/> <text:s text:c="3"/><text:tab/><text:tab/></text:span><text:span text:style-name="T4">//increment thread making put</text:span></text:p>
      <text:p text:style-name="Standard"><text:span text:style-name="T12"><text:tab/><text:tab/><text:tab/> <text:s text:c="3"/><text:tab/><text:tab/></text:span><text:span text:style-name="T17">count</text:span><text:span text:style-name="T12">.getAndIncrement(</text:span><text:span text:style-name="T17">l</text:span><text:span text:style-name="T12">);</text:span></text:p>
      <text:p text:style-name="Standard"><text:span text:style-name="T12"><text:tab/><text:tab/><text:tab/> <text:s text:c="3"/><text:tab/>}</text:span></text:p>
      <text:p text:style-name="Standard"><text:span text:style-name="T12"><text:tab/><text:tab/><text:tab/> <text:s text:c="3"/><text:tab/></text:span><text:span text:style-name="T8">int</text:span><text:span text:style-name="T12"> </text:span><text:span text:style-name="T17">key2</text:span><text:span text:style-name="T12"> = </text:span><text:span text:style-name="T17">rand</text:span><text:span text:style-name="T12">.nextInt(100);</text:span></text:p>
      <text:p text:style-name="Standard"><text:span text:style-name="T12"><text:tab/><text:tab/><text:tab/> <text:s text:c="3"/><text:tab/>String </text:span><text:span text:style-name="T17">val2</text:span><text:span text:style-name="T12"> = </text:span><text:span text:style-name="T17">l</text:span><text:span text:style-name="T12"> + </text:span><text:span text:style-name="T18">" : "</text:span><text:span text:style-name="T12"> + Integer.</text:span><text:span text:style-name="T11">toString</text:span><text:span text:style-name="T12">(</text:span><text:span text:style-name="T17">key2</text:span><text:span text:style-name="T12">);</text:span></text:p>
      <text:p text:style-name="Standard"><text:span text:style-name="T12"><text:tab/><text:tab/><text:tab/> <text:s text:c="3"/><text:tab/>String </text:span><text:span text:style-name="T17">put_if_absent</text:span><text:span text:style-name="T12"> = </text:span><text:span text:style-name="T17">UUT</text:span><text:span text:style-name="T12">.putIfAbsent(</text:span><text:span text:style-name="T17">key2</text:span><text:span text:style-name="T12">,</text:span><text:span text:style-name="T17">val2</text:span><text:span text:style-name="T12">); <text:s/></text:span></text:p>
      <text:p text:style-name="Standard"><text:span text:style-name="T12"><text:tab/><text:tab/><text:tab/> <text:s text:c="3"/><text:tab/><text:tab/> </text:span><text:span text:style-name="T4">//if put_if_abs is successful, increment <text:tab/><text:tab/><text:tab/><text:tab/><text:tab/><text:tab/> counter for this thread</text:span></text:p>
      <text:p text:style-name="Standard"><text:span text:style-name="T12"><text:tab/><text:tab/><text:tab/> <text:s text:c="3"/><text:tab/></text:span><text:span text:style-name="T8">if</text:span><text:span text:style-name="T12"> (</text:span><text:span text:style-name="T17">put_if_absent</text:span><text:span text:style-name="T12"> == </text:span><text:span text:style-name="T8">null</text:span><text:span text:style-name="T12">) {</text:span></text:p>
      <text:p text:style-name="Standard"><text:span text:style-name="T12"><text:tab/><text:tab/><text:tab/> <text:s text:c="3"/><text:tab/><text:tab/></text:span><text:span text:style-name="T17">count</text:span><text:span text:style-name="T12">.getAndIncrement(</text:span><text:span text:style-name="T17">l</text:span><text:span text:style-name="T12">);</text:span></text:p>
      <text:p text:style-name="Standard"><text:span text:style-name="T12"><text:tab/><text:tab/><text:tab/> <text:s text:c="3"/><text:tab/><text:tab/></text:span><text:span text:style-name="T4">//no need to decrement from any thread</text:span></text:p>
      <text:p text:style-name="Standard"><text:span text:style-name="T12"><text:tab/><text:tab/><text:tab/> <text:s text:c="3"/><text:tab/>}</text:span></text:p>
      <text:p text:style-name="Standard"><text:span text:style-name="T12"><text:tab/><text:tab/><text:tab/> <text:s text:c="3"/><text:tab/></text:span><text:span text:style-name="T4">//Check if buckets contain...</text:span></text:p>
      <text:p text:style-name="Standard"><text:span text:style-name="T12"><text:tab/><text:tab/><text:tab/> <text:s text:c="3"/><text:tab/>Integer </text:span><text:span text:style-name="T17">myKey</text:span><text:span text:style-name="T12"> = </text:span><text:span text:style-name="T17">rand</text:span><text:span text:style-name="T12">.nextInt(100); </text:span></text:p>
      <text:p text:style-name="Standard"><text:span text:style-name="T12"><text:tab/><text:tab/><text:tab/> <text:s text:c="3"/><text:tab/></text:span><text:span text:style-name="T8">if</text:span><text:span text:style-name="T12">(</text:span><text:span text:style-name="T17">UUT</text:span><text:span text:style-name="T12">.containsKey(</text:span><text:span text:style-name="T17">myKey</text:span><text:span text:style-name="T12">) == </text:span><text:span text:style-name="T8">true</text:span><text:span text:style-name="T12">) {</text:span></text:p>
      <text:p text:style-name="Standard"><text:span text:style-name="T12"><text:tab/><text:tab/><text:tab/> <text:s text:c="3"/><text:tab/><text:tab/></text:span><text:span text:style-name="T4">//System.out.println("Value collected: " + <text:tab/><text:tab/><text:tab/><text:tab/><text:tab/><text:tab/>UUT.get(myKey));</text:span></text:p>
      <text:p text:style-name="Standard"><text:span text:style-name="T12"><text:tab/><text:tab/><text:tab/> <text:s text:c="3"/><text:tab/>}</text:span></text:p>
      <text:p text:style-name="Standard"><text:span text:style-name="T12"><text:tab/><text:tab/><text:tab/> <text:s text:c="3"/><text:tab/>String </text:span><text:span text:style-name="T17">remove</text:span><text:span text:style-name="T12"> = </text:span><text:span text:style-name="T17">UUT</text:span><text:span text:style-name="T12">.remove(</text:span><text:span text:style-name="T17">rand</text:span><text:span text:style-name="T12">.nextInt(100)); <text:s/><text:tab/><text:tab/><text:tab/> <text:s text:c="3"/><text:tab/><text:tab/></text:span><text:span text:style-name="T4">//if remove has found item to remove</text:span></text:p>
      <text:p text:style-name="Standard"><text:span text:style-name="T12"><text:tab/><text:tab/><text:tab/> <text:s text:c="3"/><text:tab/></text:span><text:span text:style-name="T8">if</text:span><text:span text:style-name="T12">(</text:span><text:span text:style-name="T17">remove</text:span><text:span text:style-name="T12"> != </text:span><text:span text:style-name="T8">null</text:span><text:span text:style-name="T12"> ) {</text:span></text:p>
      <text:p text:style-name="Standard"><text:span text:style-name="T12"><text:tab/><text:tab/><text:tab/><text:tab/><text:tab/></text:span><text:span text:style-name="T4">//decrement counter for thread who signed this item </text:span></text:p>
      <text:p text:style-name="Standard"><text:span text:style-name="T12"><text:tab/><text:tab/><text:tab/><text:tab/> <text:s text:c="3"/><text:tab/>String </text:span><text:span text:style-name="T17">all</text:span><text:span text:style-name="T12">[] = </text:span><text:span text:style-name="T17">remove</text:span><text:span text:style-name="T12">.split(</text:span><text:span text:style-name="T18">"\\s+"</text:span><text:span text:style-name="T12">);</text:span></text:p>
      <text:p text:style-name="Standard"><text:span text:style-name="T12"><text:tab/><text:tab/><text:tab/><text:tab/> <text:s text:c="6"/>c</text:span><text:span text:style-name="T17">ount</text:span><text:span text:style-name="T12">.getAndDecrement(Integer.</text:span></text:p>
      <text:p text:style-name="Standard"><text:span text:style-name="T11"><text:tab/><text:tab/><text:tab/><text:tab/><text:tab/>valueOf</text:span><text:span text:style-name="T12">(</text:span><text:span text:style-name="T17">all</text:span><text:span text:style-name="T12">[0]));</text:span></text:p>
      <text:p text:style-name="Standard"><text:span text:style-name="T12"><text:tab/><text:tab/><text:tab/><text:tab/>}</text:span></text:p>
      <text:p text:style-name="Standard"><text:soft-page-break/><text:span text:style-name="T12"><text:tab/><text:tab/><text:tab/> <text:s text:c="3"/><text:tab/> </text:span></text:p>
      <text:p text:style-name="Standard"><text:span text:style-name="T12"><text:tab/><text:tab/><text:tab/> <text:s text:c="3"/>}</text:span></text:p>
      <text:p text:style-name="Standard"><text:span text:style-name="T12"><text:tab/><text:tab/><text:tab/> <text:s text:c="3"/><text:tab/></text:span></text:p>
      <text:p text:style-name="Standard"><text:span text:style-name="T12"><text:tab/><text:tab/><text:tab/></text:span><text:span text:style-name="T17">barrier</text:span><text:span text:style-name="T12">.await();</text:span></text:p>
      <text:p text:style-name="Standard"><text:span text:style-name="T12"><text:tab/><text:tab/><text:tab/><text:tab/> <text:s text:c="2"/></text:span></text:p>
      <text:p text:style-name="Standard"><text:span text:style-name="T12"><text:tab/><text:tab/><text:tab/>}</text:span></text:p>
      <text:p text:style-name="Standard"><text:span text:style-name="T12"><text:tab/><text:tab/> <text:s text:c="3"/><text:tab/></text:span><text:span text:style-name="T8">catch</text:span><text:span text:style-name="T12"> (Exception </text:span><text:span text:style-name="T17">e</text:span><text:span text:style-name="T12">) {</text:span></text:p>
      <text:p text:style-name="Standard"><text:span text:style-name="T12"><text:tab/><text:tab/> <text:s text:c="3"/><text:tab/><text:tab/></text:span><text:span text:style-name="T17">e</text:span><text:span text:style-name="T12">.printStackTrace();</text:span></text:p>
      <text:p text:style-name="Standard"><text:span text:style-name="T12"><text:tab/><text:tab/> <text:s text:c="3"/><text:tab/>}</text:span></text:p>
      <text:p text:style-name="Standard"><text:span text:style-name="T12"><text:tab/><text:tab/> <text:s text:c="3"/><text:tab/> </text:span></text:p>
      <text:p text:style-name="Standard"><text:span text:style-name="T12"><text:tab/><text:tab/> <text:s text:c="3"/>}</text:span></text:p>
      <text:p text:style-name="Standard"><text:span text:style-name="T12"><text:tab/><text:tab/>});</text:span></text:p>
      <text:p text:style-name="P2"/>
      <text:p text:style-name="Standard"><text:span text:style-name="T12"><text:tab/>}</text:span></text:p>
      <text:p text:style-name="Standard"><text:span text:style-name="T12"><text:tab/></text:span></text:p>
      <text:p text:style-name="Standard"><text:span text:style-name="T12"><text:tab/></text:span></text:p>
      <text:p text:style-name="Standard"><text:span text:style-name="T12"><text:tab/></text:span><text:span text:style-name="T8">try</text:span><text:span text:style-name="T12"> {</text:span></text:p>
      <text:p text:style-name="Standard"><text:span text:style-name="T12"><text:tab/><text:tab/></text:span><text:span text:style-name="T17">barrier</text:span><text:span text:style-name="T12">.await(); </text:span><text:span text:style-name="T4">//await start</text:span></text:p>
      <text:p text:style-name="Standard"><text:span text:style-name="T12"><text:tab/><text:tab/></text:span><text:span text:style-name="T17">barrier</text:span><text:span text:style-name="T12">.await(); </text:span><text:span text:style-name="T4">//wait for threads to finish</text:span></text:p>
      <text:p text:style-name="Standard"><text:span text:style-name="T12"><text:tab/>} </text:span><text:span text:style-name="T8">catch</text:span><text:span text:style-name="T12"> (InterruptedException </text:span><text:span text:style-name="T17">e1</text:span><text:span text:style-name="T12">) {</text:span></text:p>
      <text:p text:style-name="Standard"><text:span text:style-name="T12"><text:tab/><text:tab/></text:span><text:span text:style-name="T4">// </text:span><text:span text:style-name="T19">TODO</text:span><text:span text:style-name="T4"> Auto-generated catch block</text:span></text:p>
      <text:p text:style-name="Standard"><text:span text:style-name="T12"><text:tab/><text:tab/></text:span><text:span text:style-name="T17">e1</text:span><text:span text:style-name="T12">.printStackTrace();</text:span></text:p>
      <text:p text:style-name="Standard"><text:span text:style-name="T12"><text:tab/>} </text:span><text:span text:style-name="T8">catch</text:span><text:span text:style-name="T12"> (BrokenBarrierException </text:span><text:span text:style-name="T17">e1</text:span><text:span text:style-name="T12">) {</text:span></text:p>
      <text:p text:style-name="Standard"><text:span text:style-name="T12"><text:tab/><text:tab/></text:span><text:span text:style-name="T4">// </text:span><text:span text:style-name="T19">TODO</text:span><text:span text:style-name="T4"> Auto-generated catch block</text:span></text:p>
      <text:p text:style-name="Standard"><text:span text:style-name="T12"><text:tab/><text:tab/></text:span><text:span text:style-name="T17">e1</text:span><text:span text:style-name="T12">.printStackTrace();</text:span></text:p>
      <text:p text:style-name="Standard"><text:span text:style-name="T12"><text:tab/>} </text:span></text:p>
      <text:p text:style-name="Standard"><text:span text:style-name="T12"><text:tab/></text:span></text:p>
      <text:p text:style-name="Standard"><text:span text:style-name="T12"><text:tab/></text:span><text:span text:style-name="T17">executorService</text:span><text:span text:style-name="T12">.shutdown();</text:span></text:p>
      <text:p text:style-name="Standard"><text:span text:style-name="T12"><text:tab/></text:span></text:p>
      <text:p text:style-name="Standard"><text:span text:style-name="T12">}</text:span></text:p>
      <text:p text:style-name="P3"/>
      <text:p text:style-name="P3"/>
      <text:p text:style-name="Standard"><text:span text:style-name="T13">8.1.3</text:span></text:p>
      <text:p text:style-name="Standard"><text:span text:style-name="T13">As mentioned in exercise 8.1.1 running the test on WrapConcurrentHashMap returns the expected result, so the functional testing does not find any flaws in this implementation so far.</text:span></text:p>
      <text:p text:style-name="P3"/>
      <text:p text:style-name="P3"/>
      <text:p text:style-name="Standard"><text:span text:style-name="T13">8.1.4</text:span></text:p>
      <text:p text:style-name="P3"/>
      <text:p text:style-name="Standard"><text:span text:style-name="T13">//EXERCISE 8.1.4</text:span></text:p>
      <text:p text:style-name="Standard"><text:span text:style-name="T13"><text:tab/>System.out.println("EXERCISE 8.1.4");</text:span></text:p>
      <text:p text:style-name="Standard"><text:span text:style-name="T13"><text:tab/>UUT.forEach((k, v) -&gt; {</text:span></text:p>
      <text:p text:style-name="Standard"><text:span text:style-name="T13"><text:tab/><text:tab/>String[] res = v.split("\\s+");</text:span></text:p>
      <text:p text:style-name="Standard"><text:span text:style-name="T13"><text:tab/><text:tab/>final int value = Integer.parseInt(res[0]);</text:span></text:p>
      <text:p text:style-name="Standard"><text:span text:style-name="T13"><text:tab/><text:tab/>int lowerBound = 0, myboolean;</text:span></text:p>
      <text:p text:style-name="Standard"><text:span text:style-name="T13"><text:tab/><text:tab/></text:span></text:p>
      <text:p text:style-name="Standard"><text:span text:style-name="T13"><text:tab/><text:tab/>if(lowerBound &lt;= value &amp;&amp; value &lt;= threadCount) { myboolean = 1;}</text:span></text:p>
      <text:p text:style-name="Standard"><text:span text:style-name="T13"><text:tab/><text:tab/>else {myboolean = 0;}</text:span></text:p>
      <text:p text:style-name="Standard"><text:span text:style-name="T13"><text:tab/><text:tab/></text:span></text:p>
      <text:p text:style-name="Standard"><text:span text:style-name="T13"><text:tab/><text:tab/>switch (myboolean) {</text:span></text:p>
      <text:p text:style-name="Standard"><text:span text:style-name="T13"><text:tab/><text:tab/><text:tab/>case 0:</text:span></text:p>
      <text:p text:style-name="Standard"><text:span text:style-name="T13"><text:tab/><text:tab/><text:tab/>System.out.println("ENTRY HAS WRONG SIGNATURE " + value);</text:span></text:p>
      <text:p text:style-name="Standard"><text:span text:style-name="T13"><text:tab/><text:tab/><text:tab/>break;</text:span></text:p>
      <text:p text:style-name="Standard"><text:span text:style-name="T13"><text:tab/><text:tab/><text:tab/>case 1:</text:span></text:p>
      <text:p text:style-name="Standard"><text:span text:style-name="T13"><text:tab/><text:tab/><text:tab/>System.out.println("ENTRY - APPROVED SIGNATURE" <text:s/>+ value);</text:span></text:p>
      <text:p text:style-name="Standard"><text:span text:style-name="T13"><text:tab/><text:tab/>}<text:tab/></text:span></text:p>
      <text:p text:style-name="Standard"><text:soft-page-break/><text:span text:style-name="T13"><text:tab/><text:tab/></text:span></text:p>
      <text:p text:style-name="Standard"><text:span text:style-name="T13"><text:tab/>});</text:span></text:p>
      <text:p text:style-name="Standard"><text:span text:style-name="T13"><text:tab/></text:span></text:p>
      <text:p text:style-name="P3"/>
      <text:p text:style-name="Standard"><text:span text:style-name="T13">8.1.5</text:span></text:p>
      <text:p text:style-name="P3"/>
      <text:p text:style-name="Standard"><text:span text:style-name="T13">I have chosen to inplement count array as an AtomicIntegerArray in order to take advantage of existing implementation of synchronized access to shared variables. This is necessary because threads will be updating ecah others entries when making put or remove operations. </text:span></text:p>
      <text:p text:style-name="P3"/>
      <text:p text:style-name="Standard"><text:span text:style-name="T13">I hope this is ok :)</text:span></text:p>
      <text:p text:style-name="P3"/>
      <text:p text:style-name="Standard"><text:span text:style-name="T4">//Exercise 8.1.5</text:span></text:p>
      <text:p text:style-name="Standard"><text:span text:style-name="T12"><text:tab/>System.</text:span><text:span text:style-name="T20">out</text:span><text:span text:style-name="T12">.println(</text:span><text:span text:style-name="T18">"EXERCISE 8.1.5"</text:span><text:span text:style-name="T12">);</text:span></text:p>
      <text:p text:style-name="Standard"><text:span text:style-name="T12"><text:tab/>System.</text:span><text:span text:style-name="T20">out</text:span><text:span text:style-name="T12">.println(</text:span><text:span text:style-name="T18">"SIZE OF MAP: "</text:span><text:span text:style-name="T12"> + </text:span><text:span text:style-name="T17">UUT</text:span><text:span text:style-name="T12">.size());</text:span></text:p>
      <text:p text:style-name="Standard"><text:span text:style-name="T12"><text:tab/></text:span></text:p>
      <text:p text:style-name="Standard"><text:span text:style-name="T12"><text:tab/></text:span><text:span text:style-name="T4">//get totals from count array</text:span></text:p>
      <text:p text:style-name="Standard"><text:span text:style-name="T12"><text:tab/></text:span><text:span text:style-name="T8">int</text:span><text:span text:style-name="T12"> </text:span><text:span text:style-name="T17">total</text:span><text:span text:style-name="T12"> = 0;</text:span></text:p>
      <text:p text:style-name="Standard"><text:span text:style-name="T12"><text:tab/></text:span><text:span text:style-name="T8">for</text:span><text:span text:style-name="T12"> (</text:span><text:span text:style-name="T8">int</text:span><text:span text:style-name="T12"> </text:span><text:span text:style-name="T17">i</text:span><text:span text:style-name="T12"> = 0; </text:span><text:span text:style-name="T17">i</text:span><text:span text:style-name="T12"> &lt; </text:span><text:span text:style-name="T17">count</text:span><text:span text:style-name="T12">.length(); </text:span><text:span text:style-name="T17">i</text:span><text:span text:style-name="T12">++) {</text:span></text:p>
      <text:p text:style-name="Standard"><text:span text:style-name="T12"><text:tab/><text:tab/></text:span><text:span text:style-name="T17">total</text:span><text:span text:style-name="T12"> += </text:span><text:span text:style-name="T17">count</text:span><text:span text:style-name="T12">.get(</text:span><text:span text:style-name="T17">i</text:span><text:span text:style-name="T12">);</text:span></text:p>
      <text:p text:style-name="Standard"><text:span text:style-name="T12"><text:tab/>}</text:span></text:p>
      <text:p text:style-name="Standard"><text:span text:style-name="T12"><text:tab/></text:span></text:p>
      <text:p text:style-name="Standard"><text:span text:style-name="T12"><text:tab/>System.</text:span><text:span text:style-name="T20">out</text:span><text:span text:style-name="T12">.println(</text:span><text:span text:style-name="T18">"COUNT FROM THREADS: "</text:span><text:span text:style-name="T12"> + </text:span><text:span text:style-name="T17">total</text:span><text:span text:style-name="T12">);</text:span></text:p>
      <text:p text:style-name="Standard"><text:span text:style-name="T12"><text:tab/></text:span></text:p>
      <text:p text:style-name="Standard"><text:span text:style-name="T12"><text:tab/></text:span></text:p>
      <text:p text:style-name="P3"/>
      <text:p text:style-name="Standard"><text:span text:style-name="T13">8.1.6</text:span></text:p>
      <text:p text:style-name="Standard"><text:span text:style-name="T13">Functional testing can be used to exercise current implementation in order to reassure ourselves, that the implementation is sound. Mutation testing can be used in order to build our confidence in the test suite - that it actually registeres if the underlying implementation is changed...</text:span></text:p>
      <text:p text:style-name="P3"/>
      <text:p text:style-name="Standard"><text:span text:style-name="T13">8.2.1</text:span></text:p>
      <text:p text:style-name="P4"><text:span text:style-name="T13">I remove 'synchronization' from the signature of the put method in SynchronizedMap, and size of the map and the count from the threads are no longer a match (Exercise 8.1.5)</text:span></text:p>
      <text:p text:style-name="P4"><text:span text:style-name="T13"/></text:p>
      <text:p text:style-name="P4"><text:span text:style-name="T13">I remove 'synchronization' from the block in the put method in StripedMap, and size of the map and the count from the threads are no longer a match (Exercise 8.1.5) <text:s text:c="2"/></text:span></text:p>
      <text:p text:style-name="Standard"><text:span text:style-name="T13"/></text:p>
      <text:p text:style-name="Standard"><text:span text:style-name="T13">8.2.2</text:span></text:p>
      <text:p text:style-name="Standard"><text:span text:style-name="T13">8.2.3</text:span></text:p>
      <text:p text:style-name="Standard"><text:span text:style-name="T13">8.2.4</text:span></text:p>
      <text:p text:style-name="Standard"><text:span text:style-name="T13">8.2.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3:47:15.832000000</meta:creation-date>
    <dc:date>2015-11-08T19:54:06.741000000</dc:date>
    <meta:editing-duration>PT1H19M59S</meta:editing-duration>
    <meta:editing-cycles>1</meta:editing-cycles>
    <meta:document-statistic meta:table-count="0" meta:image-count="0" meta:object-count="0" meta:page-count="4" meta:paragraph-count="161" meta:word-count="932" meta:character-count="6631" meta:non-whitespace-character-count="5292"/>
    <meta:generator>LibreOffice/4.4.2.2$Windows_x86 LibreOffice_project/c4c7d32d0d49397cad38d62472b0bc8acff48dd6</meta:generator>
  </office:meta>
</office:document-meta>
</file>